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c0c0c0" draw:textarea-horizontal-align="center" draw:textarea-vertical-align="middle"/>
    </style:style>
    <style:style style:name="gr3" style:family="graphic" style:parent-style-name="standard">
      <style:graphic-properties draw:fill="solid" draw:fill-color="#808080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5.383cm" svg:height="4.232cm" svg:x="2.818cm" svg:y="3.519cm" svg:viewBox="0 0 5384 4233" draw:points="992,370 2183,0 3664,238 5040,1111 5384,3029 1944,4233 0,2645 159,926 1018,370 1018,357">
            <text:p/>
          </draw:polygon>
          <draw:polygon draw:style-name="gr2" draw:text-style-name="P1" draw:layer="layout" svg:width="1.785cm" svg:height="2.076cm" svg:x="3.651cm" svg:y="4.789cm" svg:viewBox="0 0 1786 2077" draw:points="503,119 1786,0 1733,1706 926,2077 265,1627 820,926 0,727 543,105 582,105">
            <text:p/>
          </draw:polygon>
          <draw:polygon draw:style-name="gr2" draw:text-style-name="P1" draw:layer="layout" svg:width="2.023cm" svg:height="1.705cm" svg:x="5.384cm" svg:y="4.789cm" svg:viewBox="0 0 2024 1706" draw:points="1601,158 1270,145 53,0 0,1706 953,1481 953,1164 1786,1455 2024,555 1614,158">
            <text:p/>
          </draw:polygon>
          <draw:polygon draw:style-name="gr3" draw:text-style-name="P1" draw:layer="layout" svg:width="0.992cm" svg:height="0.859cm" svg:x="4.987cm" svg:y="5.278cm" svg:viewBox="0 0 993 860" draw:points="40,238 860,0 993,622 0,847 0,860">
            <text:p/>
          </draw:polygon>
          <draw:line draw:style-name="gr4" draw:text-style-name="P1" draw:layer="layout" svg:x1="4.762cm" svg:y1="7.752cm" svg:x2="4.604cm" svg:y2="8.678cm">
            <text:p/>
          </draw:line>
          <draw:line draw:style-name="gr4" draw:text-style-name="P2" draw:layer="layout" svg:x1="8.202cm" svg:y1="6.548cm" svg:x2="9.274cm" svg:y2="7.342cm">
            <text:p/>
          </draw:line>
          <draw:frame draw:style-name="gr5" draw:text-style-name="P3" draw:layer="layout" svg:width="0.879cm" svg:height="1.089cm" svg:x="4.987cm" svg:y="5.141cm">
            <draw:text-box>
              <text:p><text:span text:style-name="T1">A</text:span></text:p>
            </draw:text-box>
          </draw:frame>
          <draw:frame draw:style-name="gr5" draw:text-style-name="P3" draw:layer="layout" svg:width="0.879cm" svg:height="1.089cm" svg:x="4.22cm" svg:y="5.697cm">
            <draw:text-box>
              <text:p text:style-name="P3">B</text:p>
            </draw:text-box>
          </draw:frame>
          <draw:frame draw:style-name="gr5" draw:text-style-name="P3" draw:layer="layout" svg:width="0.908cm" svg:height="1.089cm" svg:x="6.257cm" svg:y="4.921cm">
            <draw:text-box>
              <text:p text:style-name="P3">C</text:p>
            </draw:text-box>
          </draw:frame>
          <draw:frame draw:style-name="gr5" draw:text-style-name="P3" draw:layer="layout" svg:width="0.908cm" svg:height="1.089cm" svg:x="4.802cm" svg:y="3.519cm">
            <draw:text-box>
              <text:p text:style-name="P3">D</text:p>
            </draw:text-box>
          </draw:frame>
          <draw:frame draw:style-name="gr5" draw:text-style-name="P3" draw:layer="layout" svg:width="0.879cm" svg:height="1.089cm" svg:x="6.893cm" svg:y="7.09cm">
            <draw:text-box>
              <text:p text:style-name="P3">E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family-generic-asian="system" style:font-pitch-asian="variable" style:font-size-asian="24pt" style:language-asian="zxx" style:country-asian="none" style:font-family-complex="'Luxi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Luxi Sans'" style:font-family-generic-asian="system" style:font-pitch-asian="variable" style:font-size-asian="18pt" style:font-style-asian="normal" style:font-weight-asian="normal" style:font-family-complex="'Luxi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Will Duquette</meta:initial-creator>
    <meta:creation-date>2009-09-22T08:44:36</meta:creation-date>
    <dc:date>2009-09-22T15:56:16</dc:date>
    <dc:creator>Will Duquette</dc:creator>
    <meta:editing-duration>PT07H11M40S</meta:editing-duration>
    <meta:editing-cycles>2</meta:editing-cycles>
    <meta:generator>OpenOffice.org/3.0$Linux OpenOffice.org_project/300m15$Build-9379</meta:generator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